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ucida Console" svg:font-family="'Lucida 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use-window-font-color="true" style:font-name="Lucida Console" fo:font-size="9pt" fo:font-weight="normal" style:font-size-asian="9pt" style:font-weight-asian="normal"/>
    </style:style>
    <style:style style:name="P2" style:family="paragraph" style:parent-style-name="Heading_20_3">
      <style:paragraph-properties fo:text-align="center" style:justify-single-word="false"/>
    </style:style>
    <style:style style:name="P3" style:family="paragraph" style:parent-style-name="Standard">
      <style:text-properties style:use-window-font-color="true" style:font-name="Lucida Console" fo:font-size="9pt" style:font-size-asian="9pt"/>
    </style:style>
    <style:style style:name="T1" style:family="text">
      <style:text-properties style:use-window-font-color="true" style:font-name="Lucida Console" fo:font-size="9pt" fo:font-weight="bold" style:font-size-asian="9pt" style:font-weight-asian="bold"/>
    </style:style>
    <style:style style:name="T2" style:family="text">
      <style:text-properties style:use-window-font-color="true" style:font-name="Lucida Console" fo:font-size="9pt" fo:font-weight="normal" style:font-size-asian="9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Quelle est la réponse ? Quelle est la signification de chaque réponse face à face ?</text:h>
      <text:p text:style-name="Standard"/>
      <text:p text:style-name="P3">$ curl --head https://www.adatechschool.fr</text:p>
      <text:p text:style-name="P3">HTTP/1.1 301 Moved Permanently</text:p>
      <text:p text:style-name="Standard"><text:span text:style-name="T1">Date</text:span><text:span text:style-name="T2">: Wed, 05 Feb 2025 10:03:19 GMT</text:span></text:p>
      <text:p text:style-name="Standard"><text:span text:style-name="T1">Content-Type</text:span><text:span text:style-name="T2">: text/html; charset=UTF-8</text:span></text:p>
      <text:p text:style-name="Standard"><text:span text:style-name="T1">Connection</text:span><text:span text:style-name="T2">: keep-alive</text:span></text:p>
      <text:p text:style-name="Standard"><text:span text:style-name="T1">Server</text:span><text:span text:style-name="T2">: OVHcloud</text:span></text:p>
      <text:p text:style-name="Standard"><text:span text:style-name="T1">X-Powered-By</text:span><text:span text:style-name="T2">: PHP/8.2</text:span></text:p>
      <text:p text:style-name="Standard"><text:span text:style-name="T1">Expires</text:span><text:span text:style-name="T2">: Wed, 05 Feb 2025 11:03:19 GMT</text:span></text:p>
      <text:p text:style-name="Standard"><text:span text:style-name="T1">Cache-Control</text:span><text:span text:style-name="T2">: max-age=3600</text:span></text:p>
      <text:p text:style-name="Standard"><text:span text:style-name="T1">X-Redirect-By</text:span><text:span text:style-name="T2">: WordPress</text:span></text:p>
      <text:p text:style-name="Standard"><text:span text:style-name="T1">Location</text:span><text:span text:style-name="T2">: https://adatechschool.fr/</text:span></text:p>
      <text:p text:style-name="Standard"><text:span text:style-name="T1">Vary</text:span><text:span text:style-name="T2">: Accept-Encoding</text:span></text:p>
      <text:p text:style-name="P1"/>
      <text:p text:style-name="Standard"/>
      <text:p text:style-name="Standard">Date : Mercredi 5 Février 2025 10:03:19 GMT</text:p>
      <text:p text:style-name="Standard">Veuillez indiquer la date et l'heure à laquelle la réponse a été générée par le serveur.</text:p>
      <text:p text:style-name="Standard"/>
      <text:p text:style-name="Standard">Type de contenu : texte/html ; jeu de caractères = UTF-8</text:p>
      <text:p text:style-name="Standard">Le type de contenu que le serveur envoie. Dans ce cas, il s'agit d'un document HTML. UTF-8 est un système de codage. Il est chargé de garantir que votre navigateur ou votre client de messagerie vous montre le contenu du texte correctement décodé, sans erreurs ni caractères étranges.</text:p>
      <text:p text:style-name="Standard"/>
      <text:p text:style-name="Standard">Connexion : keep-alive</text:p>
      <text:p text:style-name="Standard">ne doit pas être fermé immédiatement après que le serveur a envoyé la réponse au client. Au lieu de cela, la connexion reste ouverte. Garder la connexion ouverte (avec keep-alive) améliore les performances,</text:p>
      <text:p text:style-name="Standard"/>
      <text:p text:style-name="Standard">Serveur : OVHcloud</text:p>
      <text:p text:style-name="Standard">Ce serveur est utilisé pour supporter le site Web. Ici, il s'agit d'un serveur OVHcloud, qui est un fournisseur de services d'hébergement.</text:p>
      <text:p text:style-name="Standard"/>
      <text:p text:style-name="Standard">X-Powered-By: PHP/8.2</text:p>
      <text:p text:style-name="Standard">Cette section montre que le site Web utilise la version PHP 8.2 pour générer dynamiquement son contenu. PHP est un langage de programmation côté serveur utilisé pour créer des sites Web interactifs.</text:p>
      <text:p text:style-name="Standard"/>
      <text:p text:style-name="Standard">Expire : mer. 05 févr. 2025 11:03:19 GMT</text:p>
      <text:p text:style-name="Standard">Veuillez préciser la date et l'heure d'expiration de la réponse. Passé ce délai, la réponse ne sera plus considérée comme fraîche et devra être revalidée par le serveur. Ici, la réponse expirera une heure après son envoi.</text:p>
      <text:p text:style-name="Standard"/>
      <text:p text:style-name="Standard">Contrôle du cache: max-age=3600</text:p>
      <text:p text:style-name="Standard">Cette tête donne les instructions pour mettre en place une cache. Le max-age=3600 signifie que la réponse peut être mise en cache pendant 3600 secondes (ou 1 heure) avant d'être considérée comme obsolète. Renvoyez-le à l'expiration.</text:p>
      <text:p text:style-name="Standard"/>
      <text:p text:style-name="Standard">X-Redirect-Par: WordPress</text:p>
      <text:p text:style-name="Standard">Cela indique que la redirection a été effectuée par WordPress.</text:p>
      <text:p text:style-name="Standard"/>
      <text:p text:style-name="Standard">Localisation : https://adatechschool.fr/</text:p>
      <text:p text:style-name="Standard">Il s'agit de l'URL vers laquelle le client (navigateur) doit être redirigé. Dans ce cas, cela vient de https://adatechschool.fr/.</text:p>
      <text:p text:style-name="Standard"/>
      <text:p text:style-name="Standard"><text:soft-page-break/>Varier : Accepter-Encodage</text:p>
      <text:p text:style-name="Standard">Le contenu d'une page Web peut varier en fonction du type d'agent utilisateur. Ici, Accept-Encoding indique quels types d'encodage de contenu vous êtes prêt à acce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ucida Console" svg:font-family="'Lucida 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2-05T11:41:30.599000000</meta:creation-date>
    <dc:date>2025-02-05T14:27:07.313000000</dc:date>
    <meta:editing-duration>PT10M4S</meta:editing-duration>
    <meta:editing-cycles>2</meta:editing-cycles>
    <meta:generator>Trio_Office/6.2.8.2$Windows_x86 LibreOffice_project/</meta:generator>
    <meta:document-statistic meta:table-count="0" meta:image-count="0" meta:object-count="0" meta:page-count="2" meta:paragraph-count="33" meta:word-count="382" meta:character-count="2479" meta:non-whitespace-character-count="2131"/>
  </office:meta>
</office:document-meta>
</file>